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0744" officeooo:paragraph-rsid="00090744" style:font-size-asian="13.1000003814697pt" style:font-size-complex="15pt"/>
    </style:style>
    <style:style style:name="P2" style:family="paragraph" style:parent-style-name="Standard">
      <style:text-properties fo:font-size="15pt" officeooo:rsid="000c13d4" officeooo:paragraph-rsid="000c13d4" style:font-size-asian="13.1000003814697pt" style:font-size-complex="15pt"/>
    </style:style>
    <style:style style:name="P3" style:family="paragraph" style:parent-style-name="Standard">
      <style:text-properties fo:font-size="15pt" officeooo:rsid="000f10b4" officeooo:paragraph-rsid="000f10b4" style:font-size-asian="13.1000003814697pt" style:font-size-complex="15pt"/>
    </style:style>
    <style:style style:name="P4" style:family="paragraph" style:parent-style-name="Standard">
      <style:text-properties fo:font-size="15pt" officeooo:rsid="00116f8b" officeooo:paragraph-rsid="00116f8b" style:font-size-asian="13.1000003814697pt" style:font-size-complex="15pt"/>
    </style:style>
    <style:style style:name="P5" style:family="paragraph" style:parent-style-name="Standard">
      <style:text-properties fo:font-size="15pt" officeooo:rsid="0012601d" officeooo:paragraph-rsid="0012601d" style:font-size-asian="13.1000003814697pt" style:font-size-complex="15pt"/>
    </style:style>
    <style:style style:name="P6" style:family="paragraph" style:parent-style-name="Standard">
      <style:text-properties fo:font-size="15pt" officeooo:rsid="00136238" officeooo:paragraph-rsid="00136238" style:font-size-asian="13.1000003814697pt" style:font-size-complex="15pt"/>
    </style:style>
    <style:style style:name="P7" style:family="paragraph" style:parent-style-name="Standard">
      <style:text-properties fo:font-size="15pt" officeooo:rsid="0014dace" officeooo:paragraph-rsid="0014dace" style:font-size-asian="13.1000003814697pt" style:font-size-complex="15pt"/>
    </style:style>
    <style:style style:name="P8" style:family="paragraph" style:parent-style-name="Standard">
      <style:text-properties fo:font-size="15pt" officeooo:rsid="000c13d4" officeooo:paragraph-rsid="000c13d4" style:font-size-asian="13.1000003814697pt" style:font-size-complex="15pt"/>
    </style:style>
    <style:style style:name="P9" style:family="paragraph" style:parent-style-name="Standard">
      <style:text-properties fo:font-size="15pt" officeooo:rsid="00188df8" officeooo:paragraph-rsid="00188df8" style:font-size-asian="13.1000003814697pt" style:font-size-complex="15pt"/>
    </style:style>
    <style:style style:name="P10" style:family="paragraph" style:parent-style-name="Standard">
      <style:text-properties fo:font-size="15pt" officeooo:rsid="00188df8" officeooo:paragraph-rsid="0019b426" style:font-size-asian="13.1000003814697pt" style:font-size-complex="15pt"/>
    </style:style>
    <style:style style:name="P11" style:family="paragraph" style:parent-style-name="Standard">
      <style:text-properties fo:font-size="15pt" officeooo:rsid="0019b426" officeooo:paragraph-rsid="0019b426" style:font-size-asian="13.1000003814697pt" style:font-size-complex="15pt"/>
    </style:style>
    <style:style style:name="T1" style:family="text">
      <style:text-properties officeooo:rsid="000af2a8"/>
    </style:style>
    <style:style style:name="T2" style:family="text">
      <style:text-properties officeooo:rsid="000c13d4"/>
    </style:style>
    <style:style style:name="T3" style:family="text">
      <style:text-properties officeooo:rsid="000d1feb"/>
    </style:style>
    <style:style style:name="T4" style:family="text">
      <style:text-properties officeooo:rsid="000d4c40"/>
    </style:style>
    <style:style style:name="T5" style:family="text">
      <style:text-properties officeooo:rsid="000f8050"/>
    </style:style>
    <style:style style:name="T6" style:family="text">
      <style:text-properties officeooo:rsid="000fd9f1"/>
    </style:style>
    <style:style style:name="T7" style:family="text">
      <style:text-properties officeooo:rsid="0012601d"/>
    </style:style>
    <style:style style:name="T8" style:family="text">
      <style:text-properties officeooo:rsid="00136238"/>
    </style:style>
    <style:style style:name="T9" style:family="text">
      <style:text-properties officeooo:rsid="0014dace"/>
    </style:style>
    <style:style style:name="T10" style:family="text">
      <style:text-properties officeooo:rsid="001783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xtreme Gcode Analyzer – Uživatelský manuál</text:p>
      <text:p text:style-name="P2"/>
      <text:p text:style-name="P9">Manuál</text:p>
      <text:p text:style-name="P10">Use blue knob for navigation in menu, press red or blue one</text:p>
      <text:p text:style-name="P10">to change view mode. Turn blue one in layer view to move</text:p>
      <text:p text:style-name="P10">one step between print layers, use red and green knobs</text:p>
      <text:p text:style-name="P10">to move 4 or 16 steps.</text:p>
      <text:p text:style-name="P1"/>
      <text:p text:style-name="P2">Děkujeme Vám za zakoupení Extreme Gcode Analyzeru. <text:span text:style-name="T3">Jsme si vědomi, že </text:span><text:span text:style-name="T4">pořízení</text:span><text:span text:style-name="T3"> Gcode Analyzeru je pro mnoho domácností velký krok kupředu a věříme, že budete s naším zařízením spokojeni.</text:span></text:p>
      <text:p text:style-name="P1"/>
      <text:p text:style-name="P1">Extreme Gcode Analyzer je <text:span text:style-name="T2">revoluční</text:span> zařízení usnadňující obsluhu 3D tiskárny v každé domácnosti! <text:span text:style-name="T1">Analyzujte vlastní gcode, </text:span><text:span text:style-name="T2">procházejte jednotlivé vrstvy, zkontrolujte potřebné parametry. <text:s/>Už nikdy nevyhazujte nevydřený výtisk kvůli chybnému nastavení tiskárny. Ovládání našeho zařízení zvládne s touto Příručkou mladého makera naprosto každý! Extreme Gcode Analyzer - intuitivní ovládání, extrémní analýza!</text:span></text:p>
      <text:p text:style-name="P1"><text:a xlink:type="simple" xlink:href="https://cw.fel.cvut.cz/wiki/courses/b35apo/semestral/start" text:style-name="Internet_20_link" text:visited-style-name="Visited_20_Internet_20_Link">https://cw.fel.cvut.cz/wiki/courses/b35apo/semestral/start</text:a></text:p>
      <text:p text:style-name="P3">Začínáme</text:p>
      <text:p text:style-name="P6">Obsah balení</text:p>
      <text:p text:style-name="P6">Každého Extreme Gcode Analyzer obsahuje následující seznam položek:</text:p>
      <text:p text:style-name="P6">- přípravek MicroZed APO</text:p>
      <text:p text:style-name="P6">- zdroj napájení</text:p>
      <text:p text:style-name="P6">- USB B kabel</text:p>
      <text:p text:style-name="P6">- Ethernet</text:p>
      <text:p text:style-name="P6">- dokumentaci</text:p>
      <text:p text:style-name="P6">- uživatelský manuál</text:p>
      <text:p text:style-name="P6">- samolepky</text:p>
      <text:p text:style-name="P6"/>
      <text:p text:style-name="P3">První spuštění</text:p>
      <text:p text:style-name="P3">Před prvním spuštěním je nutné program přesunout do paměti přípravku MicroZed APO společně s g-code soubory, které chceme analyzovat. <text:span text:style-name="T5">Pro spuštění použijeme příkaz ./sem_exe &lt;filename.</text:span><text:span text:style-name="T9">gcode</text:span><text:span text:style-name="T5">&gt;, kde místo &lt;filename.</text:span><text:span text:style-name="T9">gcode</text:span><text:span text:style-name="T5">&gt; uvedeme název </text:span><text:span text:style-name="T6">g-code</text:span><text:span text:style-name="T5"> souboru.</text:span></text:p>
      <text:p text:style-name="P3"/>
      <text:p text:style-name="P5">Menu</text:p>
      <text:p text:style-name="P4"><text:soft-page-break/>P<text:span text:style-name="T7">ro orientaci v menu použijte modrý otočný volič. Položka PROCEED spustí analýzu kódu, MANUAL zobrazí zjednodušenou nápovědu k ovládání a QUIT program ukončí.</text:span></text:p>
      <text:p text:style-name="P4"/>
      <text:p text:style-name="P5">Ovládání</text:p>
      <text:p text:style-name="P5">Po zanalyzování g-codu můžete stisknutím červeného či modrého otočného voliče procházet mezi jednotlivými obrazovkami informac<text:span text:style-name="T8">í</text:span>. <text:span text:style-name="T8">Při prohlížení vrstev můžete použít otočné voliče pro pohyb po ose Z. Modrý volič vás posouvá o 1 vrstvu, zelený o 4 a červený o 16.</text:span></text:p>
      <text:p text:style-name="P5"/>
      <text:p text:style-name="P6">Užívejte si</text:p>
      <text:p text:style-name="P6">Nebojte se zkoušet proházet různé gcode soubory a použít Extreme Gcode Analyzer před každým tiskem. Pracujte efektivně!</text:p>
      <text:p text:style-name="P6"/>
      <text:p text:style-name="P7">Technická dokumentace</text:p>
      <text:p text:style-name="P7">Kompilace a spuštění</text:p>
      <text:p text:style-name="P7">Kompilace probíhá <text:span text:style-name="T10">příkazem make. </text:span>P<text:span text:style-name="T5">ro spuštění použijeme ./sem_exe &lt;filename.</text:span>gcode<text:span text:style-name="T5">&gt;, kde místo &lt;filename.</text:span>gcode<text:span text:style-name="T5">&gt; uvedeme název </text:span><text:span text:style-name="T6">g-code</text:span><text:span text:style-name="T5"> souboru. </text:span><text:span text:style-name="T10">Kompletní popis ovládání naleznete v přiloženém uživatelském manuálu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3:51:27.414989460</meta:creation-date>
    <dc:date>2021-06-06T16:30:32.543620424</dc:date>
    <meta:editing-duration>PT9M11S</meta:editing-duration>
    <meta:editing-cycles>2</meta:editing-cycles>
    <meta:generator>LibreOffice/7.1.2.2$Linux_X86_64 LibreOffice_project/10$Build-2</meta:generator>
    <meta:document-statistic meta:table-count="0" meta:image-count="0" meta:object-count="0" meta:page-count="2" meta:paragraph-count="30" meta:word-count="305" meta:character-count="2158" meta:non-whitespace-character-count="1881"/>
  </office:meta>
</office:document-meta>
</file>